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style:contextual-spacing="false" fo:line-height="150%" fo:text-align="end" style:justify-single-word="false" style:writing-mode="rl-tb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Title" style:master-page-name="Standard">
      <style:paragraph-properties fo:margin-top="0.423cm" fo:margin-bottom="0.212cm" style:contextual-spacing="false" fo:line-height="150%" fo:text-align="center" style:justify-single-word="false" style:page-number="1" style:writing-mode="rl-tb"/>
      <style:text-properties style:font-name="Arial" fo:font-size="20pt" style:font-name-asian="Arial1" style:font-size-asian="20pt" style:font-name-complex="Arial1" style:font-size-complex="20pt"/>
    </style:style>
    <style:style style:name="P3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text-indent="-1cm" style:auto-text-indent="false" style:writing-mode="rl-tb"/>
    </style:style>
    <style:style style:name="P4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5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text-indent="-0.501cm" style:auto-text-indent="false" style:writing-mode="rl-tb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6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text-indent="-1cm" style:auto-text-indent="false" style:writing-mode="rl-tb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 style:list-style-name="WWNum1">
      <style:paragraph-properties fo:margin-left="3.2cm" fo:margin-right="0cm" fo:margin-top="0cm" fo:margin-bottom="0.247cm" style:contextual-spacing="false" fo:line-height="150%" fo:text-align="end" style:justify-single-word="false" fo:text-indent="-1.199cm" style:auto-text-indent="false" style:writing-mode="rl-tb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ניהול מלאי ארון חומרים</text:p>
      <text:list xml:id="list1715930011" text:style-name="WWNum1">
        <text:list-item>
          <text:p text:style-name="P4">הדפסת מדבקה צהובה</text:p>
          <text:list>
            <text:list-item>
              <text:p text:style-name="P3"><text:span text:style-name="T2">פותחים את התוכנה </text:span><text:span text:style-name="T1">Chemicals-Manager.exe</text:span></text:p>
            </text:list-item>
            <text:list-item>
              <text:p text:style-name="P6">לוחצים 1 להדפסת מדבקה צהובה חדשה</text:p>
            </text:list-item>
            <text:list-item>
              <text:p text:style-name="P6">מכניסים מספר אצווה (LOT) של המוצר</text:p>
            </text:list-item>
            <text:list-item>
              <text:p text:style-name="P6">מכניסים מק"ט של המוצר</text:p>
            </text:list-item>
            <text:list-item>
              <text:p text:style-name="P6">אם המק"ט לא קיים במערכת התוכנה תבקש ליצור מוצר חדש</text:p>
            </text:list-item>
            <text:list-item>
              <text:p text:style-name="P6">יצירת מוצר חדש כוללת את הנתונים הבאים:</text:p>
              <text:list>
                <text:list-item>
                  <text:p text:style-name="P7">מק"ט</text:p>
                </text:list-item>
                <text:list-item>
                  <text:p text:style-name="P7">תיאור</text:p>
                </text:list-item>
                <text:list-item>
                  <text:p text:style-name="P7">תנאי איחסון</text:p>
                </text:list-item>
                <text:list-item>
                  <text:p text:style-name="P7">דורש מקרר או לא</text:p>
                </text:list-item>
                <text:list-item>
                  <text:p text:style-name="P7">מספר מסמך MSDS</text:p>
                </text:list-item>
                <text:list-item>
                  <text:p text:style-name="P7">שם מקוצר</text:p>
                </text:list-item>
              </text:list>
            </text:list-item>
            <text:list-item>
              <text:p text:style-name="P6">יש לאשר הוספת מוצר חדש למאגר נתונים</text:p>
            </text:list-item>
            <text:list-item>
              <text:p text:style-name="P6">יש להכניס תאריך תפוגה</text:p>
            </text:list-item>
            <text:list-item>
              <text:p text:style-name="P6">אם המוצר בתוקף המערכת תקבל מוצר חדש ואצווה חדשה</text:p>
            </text:list-item>
            <text:list-item>
              <text:p text:style-name="P6">המערכת תעדכן את הטבלה ותפתח דוח ארון חומרים להדפסה</text:p>
            </text:list-item>
          </text:list>
        </text:list-item>
      </text:list>
      <text:p text:style-name="P1"/>
      <text:list xml:id="list111650025986268" text:continue-numbering="true" text:style-name="WWNum1">
        <text:list-item>
          <text:p text:style-name="P5">ספירת מלאי</text:p>
          <text:list>
            <text:list-item>
              <text:p text:style-name="P3"><text:span text:style-name="T2">פותחים את התוכנה </text:span><text:span text:style-name="T1">Chemicals-Manager.exe</text:span></text:p>
            </text:list-item>
            <text:list-item>
              <text:p text:style-name="P6">לוחצים 2 לספירת מלאי</text:p>
            </text:list-item>
            <text:list-item>
              <text:p text:style-name="P6">מברקדים כל אצווה בעזרת המדבקה הצהובה</text:p>
            </text:list-item>
            <text:list-item>
              <text:p text:style-name="P6">התוכנה תזהיר אם המק"ט החדש לא דומה למק"ט הקודם (זה יעזור לוודא שכל המוצרים שאמורים להיות מאוחסנים באותה קופסה הם בעלי אותו במק"ט)</text:p>
            </text:list-item>
            <text:list-item>
              <text:p text:style-name="P6">התוכנה תזהיר על מוצר פג תוקף ותמחק אותו מבסיס הנתונים. אם ברצונינו לחדש את המוצר עלינו להכניס את האצווה מחדש ולהדפיס מדבקה צהובה חדשה (ראה סעיף "הדפסת מדבקה צהובה")</text:p>
            </text:list-item>
            <text:list-item>
              <text:p text:style-name="P6"><text:soft-page-break/>בסיום ספירת המלאי יש לכתוב DONE וללחות ENTER</text:p>
            </text:list-item>
            <text:list-item>
              <text:p text:style-name="P6">התוכנה תודיע במידה ויש בבסיס הנתונים אצוות שלא הופיעו בספירת המלאי, ותשאל אם למחוק אותם</text:p>
            </text:list-item>
            <text:list-item>
              <text:p text:style-name="P6">התוכנה תעדכן את הטבלה ותפתח דוח ארון חומרים להדפסה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499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1cm" fo:margin-left="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1.199cm" fo:margin-left="3.2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1.499cm" fo:margin-left="4.00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date>2023-05-15T11:16:48.017000000</dc:date>
    <meta:editing-duration>PT10S</meta:editing-duration>
    <meta:editing-cycles>1</meta:editing-cycles>
    <meta:document-statistic meta:table-count="0" meta:image-count="0" meta:object-count="0" meta:page-count="2" meta:paragraph-count="27" meta:word-count="212" meta:character-count="1152" meta:non-whitespace-character-count="993"/>
  </office:meta>
</office:document-meta>
</file>